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1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auto-grow-height="false"/>
      <style:paragraph-properties style:writing-mode="lr-tb"/>
    </style:style>
    <style:style style:name="gr15" style:family="graphic" style:parent-style-name="standard">
      <style:graphic-properties draw:textarea-horizontal-align="center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19" style:family="graphic" style:parent-style-name="standard">
      <style:graphic-properties svg:stroke-color="#404040" draw:fill-color="#404040" fo:min-height="0cm" fo:min-width="0cm"/>
      <style:paragraph-properties style:writing-mode="lr-tb"/>
    </style:style>
    <style:style style:name="gr20" style:family="graphic" style:parent-style-name="standard">
      <style:graphic-properties svg:stroke-color="#404040" draw:fill="solid" draw:fill-color="#404040" fo:min-height="0cm" fo:min-width="0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3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0" style:family="graphic" style:parent-style-name="standard">
      <style:graphic-properties draw:marker-start-width="0.5cm" draw:marker-end="" draw:marker-end-width="0.5cm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3" style:family="graphic" style:parent-style-name="standard">
      <style:graphic-properties draw:marker-start-width="0.5cm" draw:marker-end="Arrow" draw:marker-end-width="0.5cm" draw:textarea-horizontal-align="center"/>
    </style:style>
    <style:style style:name="gr34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8.1cm" fo:min-width="4.6cm"/>
      <style:paragraph-properties style:writing-mode="lr-tb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1cm" fo:min-width="4.6cm"/>
      <style:paragraph-properties style:writing-mode="lr-tb"/>
    </style:style>
    <style:style style:name="gr36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8.1cm" fo:min-width="4.6cm"/>
      <style:paragraph-properties style:writing-mode="lr-tb"/>
    </style:style>
    <style:style style:name="gr37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8.1cm" fo:min-width="4.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9" style:family="graphic" style:parent-style-name="objectwithoutfill">
      <style:graphic-properties draw:marker-end="Concave" draw:fill="none" draw:textarea-horizontal-align="center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2" style:family="graphic" style:parent-style-name="standard">
      <style:graphic-properties draw:marker-end="Concave" draw:textarea-horizontal-align="center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9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51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52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53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55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56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57" style:family="graphic" style:parent-style-name="objectwithoutfill">
      <style:graphic-properties draw:marker-end="Concave" draw:marker-end-width="0.4cm" draw:fill="none"/>
    </style:style>
    <style:style style:name="gr58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right"/>
      <style:paragraph-properties style:writing-mode="lr-tb"/>
    </style:style>
    <style:style style:name="gr61" style:family="graphic" style:parent-style-name="objectwithoutfill">
      <style:graphic-properties draw:marker-end="Circle" draw:marker-end-width="0.75cm" draw:marker-end-center="true" draw:fill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style:writing-mode="lr-tb"/>
      <style:text-properties fo:color="#ffffff" loext:opacity="100%" fo:font-size="32pt" fo:font-weight="bold"/>
    </style:style>
    <style:style style:name="P3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4" style:family="paragraph">
      <style:paragraph-properties style:writing-mode="lr-tb"/>
      <style:text-properties fo:color="#ffffff" loext:opacity="100%" fo:font-size="32pt"/>
    </style:style>
    <style:style style:name="P5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6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style:writing-mode="lr-tb"/>
      <style:text-properties fo:font-weight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weight="bold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style:paragraph-properties fo:text-align="end" style:writing-mode="lr-tb">
        <style:tab-stops/>
      </style:paragraph-properties>
      <style:text-properties fo:font-weight="bold"/>
    </style:style>
    <style:style style:name="P1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6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3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4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6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8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39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0" style:family="paragraph">
      <style:paragraph-properties fo:text-align="center"/>
      <style:text-properties style:use-window-font-color="true" loext:opacity="0%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43" style:family="paragraph">
      <style:paragraph-properties fo:text-align="start"/>
      <style:text-properties fo:font-size="15pt"/>
    </style:style>
    <style:style style:name="P44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51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2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3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4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5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6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c4c4c4"/>
      <style:paragraph-properties fo:text-align="center"/>
      <style:text-properties fo:font-size="15pt"/>
    </style:style>
    <style:style style:name="P6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3" style:family="paragraph">
      <loext:graphic-properties draw:fill="none"/>
      <style:text-properties fo:font-size="15pt"/>
    </style:style>
    <style:style style:name="P64" style:family="paragraph">
      <style:text-properties fo:font-size="15pt"/>
    </style:style>
    <style:style style:name="P65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32pt" fo:font-weight="bold" style:font-weight-asian="bold" style:font-weight-complex="bold"/>
    </style:style>
    <style:style style:name="T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ff" loext:opacity="100%" fo:font-size="18pt" style:font-size-asian="18pt" style:font-size-complex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5pt" style:font-size-asian="18pt" style:font-size-complex="18pt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style:font-size-asian="18pt" style:font-size-complex="18pt"/>
    </style:style>
    <style:style style:name="T22" style:family="text">
      <style:text-properties fo:color="#ffffff" loext:opacity="100%" style:font-size-asian="15pt" style:font-size-complex="15pt"/>
    </style:style>
    <style:style style:name="T23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A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B</text:span></text:p>
            <text:p><text:span text:style-name="T1"/></text:p>
            <text:p><text:span text:style-name="T1">Project Management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line draw:style-name="gr2" draw:layer="layout" svg:x1="11cm" svg:y1="11.5cm" svg:x2="14cm" svg:y2="7cm">
            <text:p/>
          </draw:line>
          <draw:line draw:style-name="gr2" draw:layer="layout" svg:x1="14cm" svg:y1="7cm" svg:x2="17cm" svg:y2="11.5cm">
            <text:p/>
          </draw:line>
          <draw:line draw:style-name="gr2" draw:layer="layout" svg:x1="11cm" svg:y1="11.5cm" svg:x2="17cm" svg:y2="11.5cm">
            <text:p/>
          </draw:line>
          <draw:custom-shape draw:style-name="gr3" draw:text-style-name="P3" draw:layer="layout" svg:width="3cm" svg:height="3cm" svg:x="15.5cm" svg:y="10cm">
            <text:p text:style-name="P2"><text:span text:style-name="T2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3cm" svg:height="3cm" svg:x="12.5cm" svg:y="5.5cm">
            <text:p text:style-name="P4"><text:span text:style-name="T2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3cm" svg:height="3cm" svg:x="9.5cm" svg:y="10cm">
            <text:p text:style-name="P6"><text:span text:style-name="T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8" draw:layer="layout" svg:width="8cm" svg:height="3cm" svg:x="10cm" svg:y="2.5cm">
            <draw:text-box>
              <text:p><text:span text:style-name="T4">Product</text:span><text:span text:style-name="T4"><text:line-break/></text:span><text:span text:style-name="T4">Owner</text:span></text:p>
            </draw:text-box>
          </draw:frame>
          <draw:frame draw:style-name="gr7" draw:text-style-name="P10" draw:layer="layout" svg:width="8cm" svg:height="3cm" svg:x="19cm" svg:y="10cm">
            <draw:text-box>
              <text:p text:style-name="P9"><text:span text:style-name="T4">Scrum</text:span><text:span text:style-name="T4"><text:line-break/></text:span><text:span text:style-name="T4">Master</text:span></text:p>
            </draw:text-box>
          </draw:frame>
          <draw:frame draw:style-name="gr8" draw:text-style-name="P12" draw:layer="layout" svg:width="8cm" svg:height="3cm" svg:x="1cm" svg:y="10cm">
            <draw:text-box>
              <text:p text:style-name="P11"><text:span text:style-name="T4">Software</text:span></text:p>
              <text:p text:style-name="P11"><text:span text:style-name="T4">Developer</text:span></text:p>
            </draw:text-box>
          </draw:frame>
        </draw:g>
      </draw:page>
      <draw:page draw:name="page4" draw:style-name="dp1" draw:master-page-name="Default">
        <office:forms form:automatic-focus="false" form:apply-design-mode="false"/>
        <draw:g>
          <draw:g>
            <draw:g>
              <draw:custom-shape draw:style-name="gr9" draw:text-style-name="P14" draw:layer="layout" svg:width="2.5cm" svg:height="2cm" svg:x="3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5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6" draw:layer="layout" svg:width="2.5cm" svg:height="2cm" svg:x="7.5cm" svg:y="9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14" draw:layer="layout" svg:width="2.5cm" svg:height="2cm" svg:x="17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19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8" draw:layer="layout" svg:width="2.5cm" svg:height="2cm" svg:x="21.5cm" svg:y="9cm">
                <text:p text:style-name="P17"><text:span text:style-name="T6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0" draw:layer="layout" svg:width="6.5cm" svg:height="1.5cm" svg:x="3.5cm" svg:y="7.5cm">
              <draw:text-box>
                <text:p text:style-name="P19"><text:span text:style-name="T7">Sprint 1</text:span></text:p>
              </draw:text-box>
            </draw:frame>
            <draw:frame draw:style-name="gr12" draw:text-style-name="P20" draw:layer="layout" svg:width="6.5cm" svg:height="1.5cm" svg:x="17.5cm" svg:y="7.5cm">
              <draw:text-box>
                <text:p text:style-name="P19"><text:span text:style-name="T7">Sprint n</text:span></text:p>
              </draw:text-box>
            </draw:frame>
            <draw:g>
              <draw:line draw:style-name="gr13" draw:text-style-name="P19" draw:layer="layout" svg:x1="1cm" svg:y1="12cm" svg:x2="27cm" svg:y2="12cm">
                <text:p/>
              </draw:line>
              <draw:frame draw:style-name="gr14" draw:text-style-name="P22" draw:layer="layout" svg:width="3cm" svg:height="1.5cm" svg:x="24cm" svg:y="12cm">
                <draw:text-box>
                  <text:p text:style-name="P21">time</text:p>
                </draw:text-box>
              </draw:fram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24cm" svg:y1="11.5cm" svg:x2="24cm" svg:y2="12.5cm">
                <text:p/>
              </draw:line>
              <draw:line draw:style-name="gr15" draw:text-style-name="P19" draw:layer="layout" svg:x1="17cm" svg:y1="11.5cm" svg:x2="17cm" svg:y2="12.5cm">
                <text:p/>
              </draw:line>
              <draw:line draw:style-name="gr15" draw:text-style-name="P19" draw:layer="layout" svg:x1="10cm" svg:y1="11.5cm" svg:x2="10cm" svg:y2="12.5cm">
                <text:p/>
              </draw:line>
              <draw:frame draw:style-name="gr16" draw:text-style-name="P20" draw:layer="layout" svg:width="7cm" svg:height="1.5cm" svg:x="3cm" svg:y="12cm">
                <draw:text-box>
                  <text:p text:style-name="P19"><text:span text:style-name="T7">Week 1</text:span></text:p>
                </draw:text-box>
              </draw:frame>
              <draw:frame draw:style-name="gr17" draw:text-style-name="P20" draw:layer="layout" svg:width="7cm" svg:height="1.5cm" svg:x="17cm" svg:y="12cm">
                <draw:text-box>
                  <text:p text:style-name="P19"><text:span text:style-name="T7">Week n</text:span></text:p>
                </draw:text-box>
              </draw:frame>
              <draw:frame draw:style-name="gr17" draw:text-style-name="P20" draw:layer="layout" svg:width="7cm" svg:height="1.5cm" svg:x="10cm" svg:y="12cm">
                <draw:text-box>
                  <text:p text:style-name="P19"><text:span text:style-name="T7">...</text:span></text:p>
                </draw:text-box>
              </draw:frame>
            </draw:g>
            <draw:frame draw:style-name="gr18" draw:text-style-name="P23" draw:layer="layout" svg:width="7cm" svg:height="3cm" svg:x="10cm" svg:y="8.5cm">
              <draw:text-box>
                <text:p text:style-name="P19"><text:span text:style-name="T1">...</text:span></text:p>
              </draw:text-box>
            </draw:frame>
          </draw:g>
          <draw:g>
            <draw:custom-shape draw:style-name="gr19" draw:text-style-name="P25" draw:layer="layout" svg:width="6.427cm" svg:height="1.112cm" svg:x="5.537cm" svg:y="2.147cm">
              <text:p text:style-name="P24"><text:span text:style-name="T8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6" draw:layer="layout" svg:width="4.455cm" svg:height="1.112cm" svg:x="16.023cm" svg:y="2.147cm">
              <text:p text:style-name="P24"><text:span text:style-name="T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3" draw:text-style-name="P19" draw:layer="layout" svg:x1="1cm" svg:y1="5.5cm" svg:x2="27cm" svg:y2="5.5cm">
                <text:p/>
              </draw:line>
              <draw:frame draw:style-name="gr21" draw:text-style-name="P22" draw:layer="layout" svg:width="3cm" svg:height="1.5cm" svg:x="24cm" svg:y="5.5cm">
                <draw:text-box>
                  <text:p text:style-name="P21">time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frame draw:style-name="gr22" draw:text-style-name="P20" draw:layer="layout" svg:width="10.5cm" svg:height="1.5cm" svg:x="3cm" svg:y="5.5cm">
                <draw:text-box>
                  <text:p text:style-name="P19"><text:span text:style-name="T7">Sprints 1 to n/2</text:span></text:p>
                </draw:text-box>
              </draw:frame>
              <draw:frame draw:style-name="gr17" draw:text-style-name="P20" draw:layer="layout" svg:width="10.5cm" svg:height="1.5cm" svg:x="13.5cm" svg:y="5.5cm">
                <draw:text-box>
                  <text:p text:style-name="P19"><text:span text:style-name="T7">Sprints (n/2+1) to n</text:span>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line draw:style-name="gr15" draw:text-style-name="P19" draw:layer="layout" svg:x1="24cm" svg:y1="5cm" svg:x2="24cm" svg:y2="6cm">
                <text:p/>
              </draw:line>
              <draw:line draw:style-name="gr15" draw:text-style-name="P19" draw:layer="layout" svg:x1="13.5cm" svg:y1="5cm" svg:x2="13.5cm" svg:y2="6cm">
                <text:p/>
              </draw:line>
            </draw:g>
          </draw:g>
          <draw:path draw:style-name="gr23" draw:text-style-name="P27" draw:layer="layout" svg:width="20.999cm" svg:height="1.999cm" svg:x="3cm" svg:y="6.5cm" svg:viewBox="0 0 21000 2000" svg:d="M0 2000c1000-1000 2500-1000 4500-1000s5000 0 6000-1000c1000 1000 4000 1000 6000 1000s3500 0 4500 1000">
            <text:p/>
          </draw:path>
        </draw:g>
      </draw:page>
      <draw:page draw:name="page5" draw:style-name="dp1" draw:master-page-name="Default">
        <office:forms form:automatic-focus="false" form:apply-design-mode="false"/>
        <draw:g>
          <draw:custom-shape draw:style-name="gr24" draw:text-style-name="P29" draw:layer="layout" svg:width="10cm" svg:height="1.5cm" draw:transform="rotate (1.5707963267949) translate (23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20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21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11cm">
            <text:p text:style-name="P32"><text:span text:style-name="T1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9.5cm">
            <text:p text:style-name="P32"><text:span text:style-name="T1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8cm">
            <text:p text:style-name="P32"><text:span text:style-name="T1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8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15.7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17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15.7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3" draw:layer="layout" svg:width="4.5cm" svg:height="3cm" svg:x="15.75cm" svg:y="9.5cm">
            <text:p text:style-name="P32"><text:span text:style-name="T10">Next sprint</text:span></text:p>
            <text:p text:style-name="P32"><text:span text:style-name="T1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1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8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9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5" draw:layer="layout" svg:width="4.5cm" svg:height="1.5cm" svg:x="8.25cm" svg:y="5cm">
            <text:p text:style-name="P34"><text:span text:style-name="T1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6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10cm" svg:height="1.5cm" draw:transform="rotate (1.5707963267949) translate (3.75cm 13.5cm)">
            <text:p text:style-name="P36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5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9" draw:layer="layout" svg:width="4.5cm" svg:height="3cm" svg:x="3.75cm" svg:y="3.5cm">
            <text:p text:style-name="P38"><text:span text:style-name="T12">Sprint</text:span><text:span text:style-name="T12"><text:line-break/></text:span><text:span text:style-name="T1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0" draw:layer="layout" svg:width="4.5cm" svg:height="1.5cm" svg:x="3.75cm" svg:y="2cm">
            <draw:text-box>
              <text:p text:style-name="P19"><text:span text:style-name="T7">Wed</text:span></text:p>
            </draw:text-box>
          </draw:frame>
          <draw:line draw:style-name="gr30" draw:text-style-name="P40" draw:layer="layout" svg:x1="3cm" svg:y1="8.5cm" svg:x2="4.5cm" svg:y2="8.5cm">
            <text:p/>
          </draw:line>
          <draw:line draw:style-name="gr30" draw:text-style-name="P40" draw:layer="layout" svg:x1="3cm" svg:y1="13.5cm" svg:x2="4.5cm" svg:y2="13.5cm">
            <text:p/>
          </draw:line>
          <draw:frame draw:style-name="gr31" draw:text-style-name="P41" draw:layer="layout" svg:width="3cm" svg:height="5.25cm" svg:x="12.75cm" svg:y="6.75cm">
            <draw:text-box>
              <text:p text:style-name="P19"><text:span text:style-name="T13">...</text:span></text:p>
            </draw:text-box>
          </draw:frame>
          <draw:frame draw:style-name="gr32" draw:text-style-name="P42" draw:layer="layout" svg:width="2cm" svg:height="5cm" svg:x="1.75cm" svg:y="3.55cm">
            <draw:text-box>
              <text:p text:style-name="P9"><text:span text:style-name="T14">09:00</text:span></text:p>
            </draw:text-box>
          </draw:frame>
          <draw:frame draw:style-name="gr32" draw:text-style-name="P42" draw:layer="layout" svg:width="2cm" svg:height="5cm" svg:x="1.75cm" svg:y="8.5cm">
            <draw:text-box>
              <text:p text:style-name="P9"><text:span text:style-name="T14">13:00</text:span></text:p>
            </draw:text-box>
          </draw:frame>
          <draw:frame draw:style-name="gr32" draw:text-style-name="P42" draw:layer="layout" svg:width="2cm" svg:height="1cm" svg:x="1.75cm" svg:y="13.5cm">
            <draw:text-box>
              <text:p text:style-name="P9"><text:span text:style-name="T14">17:00</text:span></text:p>
            </draw:text-box>
          </draw:frame>
          <draw:line draw:style-name="gr33" draw:text-style-name="P40" draw:layer="layout" svg:x1="3cm" svg:y1="3.5cm" svg:x2="26.25cm" svg:y2="3.5cm">
            <text:p/>
          </draw:line>
          <draw:line draw:style-name="gr33" draw:text-style-name="P19" draw:layer="layout" svg:x1="3.75cm" svg:y1="3cm" svg:x2="3.75cm" svg:y2="15cm">
            <text:p/>
          </draw:line>
          <draw:frame draw:style-name="gr29" draw:text-style-name="P20" draw:layer="layout" svg:width="4.5cm" svg:height="1.5cm" svg:x="20.25cm" svg:y="2cm">
            <draw:text-box>
              <text:p text:style-name="P19"><text:span text:style-name="T7">Tue</text:span></text:p>
            </draw:text-box>
          </draw:frame>
          <draw:line draw:style-name="gr15" draw:text-style-name="P19" draw:layer="layout" svg:x1="12.75cm" svg:y1="3cm" svg:x2="12.75cm" svg:y2="4.5cm">
            <text:p/>
          </draw:line>
          <draw:line draw:style-name="gr15" draw:text-style-name="P19" draw:layer="layout" svg:x1="8.25cm" svg:y1="3cm" svg:x2="8.25cm" svg:y2="4.5cm">
            <text:p/>
          </draw:line>
          <draw:line draw:style-name="gr15" draw:text-style-name="P19" draw:layer="layout" svg:x1="15.75cm" svg:y1="3cm" svg:x2="15.75cm" svg:y2="4.5cm">
            <text:p/>
          </draw:line>
          <draw:line draw:style-name="gr15" draw:text-style-name="P19" draw:layer="layout" svg:x1="20.25cm" svg:y1="3cm" svg:x2="20.25cm" svg:y2="4.5cm">
            <text:p/>
          </draw:line>
          <draw:frame draw:style-name="gr29" draw:text-style-name="P20" draw:layer="layout" svg:width="4.5cm" svg:height="1.5cm" svg:x="15.75cm" svg:y="2cm">
            <draw:text-box>
              <text:p text:style-name="P19"><text:span text:style-name="T7">Mon</text:span></text:p>
            </draw:text-box>
          </draw:frame>
          <draw:frame draw:style-name="gr29" draw:text-style-name="P20" draw:layer="layout" svg:width="4.5cm" svg:height="1.5cm" svg:x="8.25cm" svg:y="2cm">
            <draw:text-box>
              <text:p text:style-name="P19"><text:span text:style-name="T7">Thu</text:span></text:p>
            </draw:text-box>
          </draw:frame>
          <draw:line draw:style-name="gr15" draw:text-style-name="P43" draw:layer="layout" svg:x1="24.75cm" svg:y1="3cm" svg:x2="24.75cm" svg:y2="4.5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custom-shape draw:style-name="gr34" draw:text-style-name="P45" draw:layer="layout" svg:width="5cm" svg:height="8.5cm" svg:x="16.5cm" svg:y="3cm">
            <text:p text:style-name="P44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6" draw:layer="layout" svg:width="5cm" svg:height="8.5cm" svg:x="21.5cm" svg:y="3cm">
            <text:p text:style-name="P44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.5cm" svg:x="1.5cm" svg:y="3cm">
            <text:p text:style-name="P44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5cm" svg:height="8.5cm" svg:x="11.5cm" svg:y="3cm">
            <text:p text:style-name="P44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5" draw:layer="layout" svg:width="5cm" svg:height="8.5cm" svg:x="6.5cm" svg:y="3cm">
            <text:p text:style-name="P44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xml:id="id1" draw:id="id1" draw:layer="layout" svg:width="4cm" svg:height="1.5cm" svg:x="1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9" draw:text-style-name="P49" draw:layer="layout" svg:x1="4cm" svg:y1="12.5cm" svg:x2="4cm" svg:y2="9.75cm">
            <text:p/>
          </draw:line>
          <draw:custom-shape draw:style-name="gr38" draw:text-style-name="P48" draw:layer="layout" svg:width="4cm" svg:height="1.5cm" svg:x="2cm" svg:y="12.25cm">
            <text:p text:style-name="P48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3" draw:id="id3" draw:layer="layout" svg:width="4cm" svg:height="1.5cm" svg:x="2cm" svg:y="4.25cm">
            <text:p text:style-name="P48"><text:span text:style-name="T16">2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50" draw:layer="layout" svg:width="4cm" svg:height="1.5cm" svg:x="22.003cm" svg:y="4.253cm">
            <text:p text:style-name="P50"><text:span text:style-name="T16">6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50" xml:id="id5" draw:id="id5" draw:layer="layout" svg:width="4cm" svg:height="1.5cm" svg:x="12.002cm" svg:y="4.252cm">
            <text:p text:style-name="P50"><text:span text:style-name="T16">4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2" draw:id="id2" draw:layer="layout" svg:width="4cm" svg:height="1.5cm" svg:x="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9cm" svg:y1="7.75cm" svg:x2="6cm" svg:y2="9cm" draw:start-shape="id1" draw:start-glue-point="2" draw:end-shape="id2" draw:end-glue-point="1" svg:d="M19000 7750v1250h-13000" svg:viewBox="0 0 13001 1251">
            <text:p/>
          </draw:connector>
          <draw:connector draw:style-name="gr42" draw:layer="layout" svg:x1="6cm" svg:y1="5cm" svg:x2="7.001cm" svg:y2="5.001cm" draw:start-shape="id3" draw:start-glue-point="1" draw:end-shape="id4" draw:end-glue-point="3" svg:d="M6000 5000h501v1h500" svg:viewBox="0 0 1002 2">
            <text:p/>
          </draw:connector>
          <draw:custom-shape draw:style-name="gr43" draw:text-style-name="P50" xml:id="id6" draw:id="id6" draw:layer="layout" svg:width="4cm" svg:height="1.5cm" svg:x="17.004cm" svg:y="4.254cm">
            <text:p text:style-name="P50"><text:span text:style-name="T16">5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6.002cm" svg:y1="5.002cm" svg:x2="17.004cm" svg:y2="5.004cm" draw:start-shape="id5" draw:start-glue-point="1" draw:end-shape="id6" draw:end-glue-point="3" svg:d="M16002 5002h502v2h500" svg:viewBox="0 0 1003 3">
            <text:p/>
          </draw:connector>
          <draw:connector draw:style-name="gr42" draw:layer="layout" svg:x1="10.876cm" svg:y1="5cm" svg:x2="12.002cm" svg:y2="5.002cm" draw:end-shape="id5" draw:end-glue-point="3" svg:d="M10876 5000h288v2h838" svg:viewBox="0 0 1127 3">
            <text:p/>
          </draw:connector>
          <draw:custom-shape draw:style-name="gr44" draw:text-style-name="P50" xml:id="id4" draw:id="id4" draw:layer="layout" svg:width="4cm" svg:height="1.5cm" svg:x="7.001cm" svg:y="4.251cm">
            <text:p text:style-name="P50"><text:span text:style-name="T16">3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21cm" svg:y1="5cm" svg:x2="22.002cm" svg:y2="5.002cm" svg:d="M21000 5000h501v2h501" svg:viewBox="0 0 1003 3">
            <text:p/>
          </draw:connector>
          <draw:custom-shape draw:style-name="gr38" draw:text-style-name="P48" draw:layer="layout" svg:width="4cm" svg:height="1.5cm" svg:x="2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7" draw:style-name="dp1" draw:master-page-name="Default">
        <office:forms form:automatic-focus="false" form:apply-design-mode="false"/>
        <draw:g>
          <draw:custom-shape draw:style-name="gr45" draw:text-style-name="P51" draw:layer="layout" svg:width="10cm" svg:height="1cm" svg:x="9cm" svg:y="3.498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7" draw:layer="layout" svg:width="10cm" svg:height="1cm" svg:x="9cm" svg:y="12.5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3" draw:layer="layout" svg:width="10cm" svg:height="3cm" svg:x="9cm" svg:y="8.5cm">
            <text:p text:style-name="P52"><text:span text:style-name="T10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11.5cm">
            <text:p text:style-name="P52"><text:span text:style-name="T10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4.5cm">
            <text:p text:style-name="P52"><text:span text:style-name="T10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6.5cm">
            <text:p text:style-name="P52"><text:span text:style-name="T10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7.5cm">
            <text:p text:style-name="P52"><text:span text:style-name="T10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5.5cm">
            <text:p text:style-name="P52"><text:span text:style-name="T10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56" draw:layer="layout" svg:x1="8.5cm" svg:y1="11.5cm" svg:x2="19.5cm" svg:y2="11.5cm">
            <text:p/>
          </draw:line>
          <draw:line draw:style-name="gr33" draw:text-style-name="P40" draw:layer="layout" svg:x1="8.5cm" svg:y1="3.5cm" svg:x2="20cm" svg:y2="3.5cm">
            <text:p/>
          </draw:line>
          <draw:frame draw:style-name="gr50" draw:text-style-name="P57" draw:layer="layout" svg:width="10cm" svg:height="1.5cm" svg:x="9cm" svg:y="2cm">
            <draw:text-box>
              <text:p text:style-name="P19"><text:span text:style-name="T20">Team Meeting Day</text:span></text:p>
            </draw:text-box>
          </draw:frame>
          <draw:line draw:style-name="gr51" draw:text-style-name="P56" draw:layer="layout" svg:x1="8.5cm" svg:y1="8.5cm" svg:x2="19.5cm" svg:y2="8.5cm">
            <text:p/>
          </draw:line>
          <draw:line draw:style-name="gr33" draw:text-style-name="P19" draw:layer="layout" svg:x1="9cm" svg:y1="3cm" svg:x2="9cm" svg:y2="14cm">
            <text:p/>
          </draw:line>
          <draw:path draw:style-name="gr52" draw:text-style-name="P27" draw:layer="layout" svg:width="1.999cm" svg:height="5.999cm" svg:x="6cm" svg:y="2.5cm" svg:viewBox="0 0 2000 6000" svg:d="M2000 6000c-1500 0-1500-750-1000-1500s500-1125-1000-1500c1500-375 1500-750 1000-1500s-500-1500 1000-1500">
            <text:p/>
          </draw:path>
          <draw:path draw:style-name="gr52" draw:text-style-name="P27" draw:layer="layout" svg:width="1.999cm" svg:height="5.999cm" svg:x="6cm" svg:y="8.5cm" svg:viewBox="0 0 2000 6000" svg:d="M2000 6000c-1500 0-1500-750-1000-1500s500-1125-1000-1500c1500-375 1500-750 1000-1500s-500-1500 1000-1500">
            <text:p/>
          </draw:path>
          <draw:frame draw:style-name="gr53" draw:text-style-name="P58" draw:layer="layout" svg:width="6cm" svg:height="4cm" svg:x="0cm" svg:y="3.5cm">
            <draw:text-box>
              <text:p text:style-name="P21"><text:span text:style-name="T13">Previous</text:span></text:p>
              <text:p text:style-name="P21"><text:span text:style-name="T13">Sprint</text:span></text:p>
            </draw:text-box>
          </draw:frame>
          <draw:frame draw:style-name="gr53" draw:text-style-name="P58" draw:layer="layout" svg:width="6cm" svg:height="4cm" svg:x="0cm" svg:y="9.5cm">
            <draw:text-box>
              <text:p text:style-name="P21"><text:span text:style-name="T13">Next</text:span></text:p>
              <text:p text:style-name="P9"><text:span text:style-name="T13">Sprint</text:span></text:p>
            </draw:text-box>
          </draw:frame>
          <draw:frame draw:style-name="gr54" draw:text-style-name="P59" draw:layer="layout" svg:width="6cm" svg:height="4cm" svg:x="22cm" svg:y="6.5cm">
            <draw:text-box>
              <text:p text:style-name="P9"><text:span text:style-name="T13">Team</text:span></text:p>
              <text:p text:style-name="P9"><text:span text:style-name="T13">Meeting</text:span></text:p>
            </draw:text-box>
          </draw:frame>
          <draw:path draw:style-name="gr52" draw:text-style-name="P27" draw:layer="layout" svg:width="1.999cm" svg:height="5.999cm" svg:x="20cm" svg:y="5.5cm" svg:viewBox="0 0 2000 6000" svg:d="M0 0c1500 0 1500 750 1000 1500s-500 1125 1000 1500c-1500 375-1500 750-1000 1500s500 1500-1000 1500">
            <text:p/>
          </draw:path>
          <draw:line draw:style-name="gr49" draw:text-style-name="P56" draw:layer="layout" svg:x1="8.5cm" svg:y1="5.5cm" svg:x2="19.5cm" svg:y2="5.5cm">
            <text:p/>
          </draw:line>
        </draw:g>
      </draw:page>
      <draw:page draw:name="page8" draw:style-name="dp1" draw:master-page-name="Default">
        <office:forms form:automatic-focus="false" form:apply-design-mode="false"/>
        <draw:g>
          <draw:custom-shape draw:style-name="gr55" draw:text-style-name="P60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62" xml:id="id7" draw:id="id7" draw:layer="layout" svg:width="5cm" svg:height="1.5cm" svg:x="3.5cm" svg:y="4cm">
            <text:p text:style-name="P61"><text:span text:style-name="T21">Product owner</text:span></text:p>
            <text:p text:style-name="P61"><text:span text:style-name="T21">picks s</text:span><text:span text:style-name="T22">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8" draw:id="id8" draw:layer="layout" svg:width="5cm" svg:height="1.5cm" svg:x="3.5cm" svg:y="6.5cm">
            <text:p text:style-name="P61"><text:span text:style-name="T21">Product owner</text:span></text:p>
            <text:p text:style-name="P61"><text:span text:style-name="T21">read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9" draw:id="id9" draw:layer="layout" svg:width="5cm" svg:height="1.5cm" svg:x="3.5cm" svg:y="9cm">
            <text:p text:style-name="P61"><text:span text:style-name="T21">Product owner</text:span></text:p>
            <text:p text:style-name="P61"><text:span text:style-name="T21">explain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3" draw:id="id13" draw:layer="layout" svg:width="5cm" svg:height="1.5cm" svg:x="11.5cm" svg:y="11.5cm">
            <text:p text:style-name="P61"><text:span text:style-name="T21">Developers</text:span></text:p>
            <text:p text:style-name="P61"><text:span text:style-name="T21">discuss story</text:span></text:p>
            <draw:enhanced-geometry svg:viewBox="0 0 21600 21600" draw:type="rectangle" draw:enhanced-path="M 0 0 L 21600 0 21600 21600 0 21600 0 0 Z N"/>
          </draw:custom-shape>
          <draw:connector draw:style-name="gr57" draw:text-style-name="P63" draw:layer="layout" svg:x1="6cm" svg:y1="5.5cm" svg:x2="6cm" svg:y2="6.5cm" draw:start-shape="id7" draw:start-glue-point="2" draw:end-shape="id8" draw:end-glue-point="0" svg:d="M6000 5500v1000" svg:viewBox="0 0 1 1001">
            <text:p/>
          </draw:connector>
          <draw:connector draw:style-name="gr57" draw:text-style-name="P63" draw:layer="layout" svg:x1="6cm" svg:y1="8cm" svg:x2="6cm" svg:y2="9cm" draw:start-shape="id8" draw:start-glue-point="2" draw:end-shape="id9" svg:d="M6000 8000v1000" svg:viewBox="0 0 1 1001">
            <text:p/>
          </draw:connector>
          <draw:custom-shape draw:style-name="gr56" draw:text-style-name="P62" xml:id="id10" draw:id="id10" draw:layer="layout" svg:width="5cm" svg:height="1.5cm" svg:x="11.5cm" svg:y="4cm">
            <text:p text:style-name="P61"><text:span text:style-name="T21">Each developer</text:span></text:p>
            <text:p text:style-name="P61"><text:span text:style-name="T21">deliberate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1" draw:id="id11" draw:layer="layout" svg:width="5cm" svg:height="1.5cm" svg:x="11.5cm" svg:y="6.5cm">
            <text:p text:style-name="P61"><text:span text:style-name="T21">Each developer</text:span></text:p>
            <text:p text:style-name="P61"><text:span text:style-name="T21">plays card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2" draw:id="id12" draw:layer="layout" svg:width="6cm" svg:height="1.5cm" svg:x="11cm" svg:y="9cm">
            <text:p text:style-name="P61"><text:span text:style-name="T21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svg:x1="8.5cm" svg:y1="9.75cm" svg:x2="11.5cm" svg:y2="4.75cm" draw:start-shape="id9" draw:start-glue-point="1" draw:end-shape="id10" svg:d="M8500 9750h1500v-5000h1500" svg:viewBox="0 0 3001 5001">
            <text:p/>
          </draw:connector>
          <draw:connector draw:style-name="gr57" draw:text-style-name="P63" draw:layer="layout" svg:x1="14cm" svg:y1="5.5cm" svg:x2="14cm" svg:y2="6.5cm" draw:start-shape="id10" draw:start-glue-point="2" draw:end-shape="id11" draw:end-glue-point="0" svg:d="M14000 5500v1000" svg:viewBox="0 0 1 1001">
            <text:p/>
          </draw:connector>
          <draw:connector draw:style-name="gr57" draw:text-style-name="P63" draw:layer="layout" svg:x1="14cm" svg:y1="8cm" svg:x2="14cm" svg:y2="9cm" draw:start-shape="id11" draw:start-glue-point="2" draw:end-shape="id12" svg:d="M14000 8000v1000" svg:viewBox="0 0 1 1001">
            <text:p/>
          </draw:connector>
          <draw:connector draw:style-name="gr57" draw:text-style-name="P63" draw:layer="layout" svg:x1="14cm" svg:y1="10.5cm" svg:x2="14cm" svg:y2="11.5cm" draw:start-shape="id12" draw:start-glue-point="6" draw:end-shape="id13" draw:end-glue-point="0" svg:d="M14000 10500v1000" svg:viewBox="0 0 1 1001">
            <text:p/>
          </draw:connector>
          <draw:frame draw:style-name="gr59" draw:text-style-name="P65" draw:layer="layout" svg:width="1.5cm" svg:height="0.989cm" svg:x="14.1cm" svg:y="10.505cm">
            <draw:text-box>
              <text:p text:style-name="P64"><text:span text:style-name="T23">no</text:span></text:p>
            </draw:text-box>
          </draw:frame>
          <draw:custom-shape draw:style-name="gr56" draw:text-style-name="P62" xml:id="id16" draw:id="id16" draw:layer="layout" svg:width="5cm" svg:height="1.5cm" svg:x="19.5cm" svg:y="9cm">
            <text:p text:style-name="P61"><text:span text:style-name="T21">Product owner</text:span></text:p>
            <text:p text:style-name="P61"><text:span text:style-name="T21">adjusts backlog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4" draw:id="id14" draw:layer="layout" svg:width="5cm" svg:height="1.5cm" svg:x="19.5cm" svg:y="4cm">
            <text:p text:style-name="P61"><text:span text:style-name="T21">Developers re-</text:span><text:span text:style-name="T21"><text:line-break/></text:span><text:span text:style-name="T21">view total effor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5" draw:id="id15" draw:layer="layout" svg:width="6cm" svg:height="1.5cm" svg:x="19cm" svg:y="6.5cm">
            <text:p text:style-name="P61"><text:span text:style-name="T21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svg:x1="17cm" svg:y1="9.75cm" svg:x2="19.5cm" svg:y2="4.75cm" draw:start-shape="id12" draw:start-glue-point="7" draw:end-shape="id14" draw:end-glue-point="3" svg:d="M17000 9750h1251v-5000h1249" svg:viewBox="0 0 2501 5001">
            <text:p/>
          </draw:connector>
          <draw:connector draw:style-name="gr57" draw:text-style-name="P63" draw:layer="layout" draw:line-skew="0.948cm -0.949cm" svg:x1="25cm" svg:y1="7.25cm" svg:x2="6cm" svg:y2="4cm" draw:start-shape="id15" draw:start-glue-point="7" draw:end-shape="id7" draw:end-glue-point="0" svg:d="M25000 7250h1501v-4750h-20501v1500" svg:viewBox="0 0 20502 4751">
            <text:p/>
          </draw:connector>
          <draw:frame draw:style-name="gr60" draw:text-style-name="P65" draw:layer="layout" svg:width="1.5cm" svg:height="0.989cm" svg:x="24cm" svg:y="6.205cm">
            <draw:text-box>
              <text:p text:style-name="P64"><text:span text:style-name="T23">no</text:span></text:p>
            </draw:text-box>
          </draw:frame>
          <draw:frame draw:style-name="gr59" draw:text-style-name="P65" draw:layer="layout" svg:width="1.5cm" svg:height="0.989cm" svg:x="16cm" svg:y="8.505cm">
            <draw:text-box>
              <text:p text:style-name="P64"><text:span text:style-name="T23">yes</text:span></text:p>
            </draw:text-box>
          </draw:frame>
          <draw:frame draw:style-name="gr59" draw:text-style-name="P65" draw:layer="layout" svg:width="1.5cm" svg:height="0.989cm" svg:x="22.1cm" svg:y="8.005cm">
            <draw:text-box>
              <text:p text:style-name="P64"><text:span text:style-name="T23">yes</text:span></text:p>
            </draw:text-box>
          </draw:frame>
          <draw:connector draw:style-name="gr57" draw:text-style-name="P63" draw:layer="layout" svg:x1="22cm" svg:y1="5.5cm" svg:x2="22cm" svg:y2="6.5cm" draw:start-shape="id14" draw:start-glue-point="2" draw:end-shape="id15" svg:d="M22000 5500v1000" svg:viewBox="0 0 1 1001">
            <text:p/>
          </draw:connector>
          <draw:connector draw:style-name="gr57" draw:text-style-name="P63" draw:layer="layout" svg:x1="22cm" svg:y1="8cm" svg:x2="22cm" svg:y2="9cm" draw:start-shape="id15" draw:end-shape="id16" draw:end-glue-point="0" svg:d="M22000 8000v1000" svg:viewBox="0 0 1 1001">
            <text:p/>
          </draw:connector>
          <draw:line draw:style-name="gr61" draw:text-style-name="P63" draw:layer="layout" svg:x1="24.5cm" svg:y1="9.75cm" svg:x2="26.5cm" svg:y2="9.75cm">
            <text:p/>
          </draw:line>
          <draw:line draw:style-name="gr61" draw:text-style-name="P63" draw:layer="layout" svg:x1="3.5cm" svg:y1="4.75cm" svg:x2="1.5cm" svg:y2="4.75cm">
            <text:p/>
          </draw:line>
          <draw:frame draw:style-name="gr62" draw:text-style-name="P65" draw:layer="layout" svg:width="3cm" svg:height="0.989cm" svg:x="1.6cm" svg:y="3.786cm">
            <draw:text-box>
              <text:p text:style-name="P64"><text:span text:style-name="T23"><text:s/></text:span><text:span text:style-name="T23">start</text:span></text:p>
            </draw:text-box>
          </draw:frame>
          <draw:frame draw:style-name="gr60" draw:text-style-name="P65" draw:layer="layout" svg:width="2cm" svg:height="0.989cm" svg:x="24.4cm" svg:y="8.782cm">
            <draw:text-box>
              <text:p text:style-name="P64"><text:span text:style-name="T23">end </text:span></text:p>
            </draw:text-box>
          </draw:frame>
          <draw:connector draw:style-name="gr57" draw:text-style-name="P63" draw:layer="layout" svg:x1="11.5cm" svg:y1="12.25cm" svg:x2="6cm" svg:y2="10.5cm" draw:start-shape="id13" draw:start-glue-point="3" draw:end-shape="id9" draw:end-glue-point="2" svg:d="M11500 12250h-5500v-1750" svg:viewBox="0 0 5501 1751">
            <text:p/>
          </draw:connector>
        </draw:g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C</text:span></text:p>
            <text:p><text:span text:style-name="T1"/></text:p>
            <text:p><text:span text:style-name="T1">Software Processes</text:span></text:p>
          </draw:text-box>
        </draw:frame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D</text:span></text:p>
            <text:p><text:span text:style-name="T1"/></text:p>
            <text:p><text:span text:style-name="T1">Product Management</text:span></text:p>
          </draw:text-box>
        </draw:frame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E</text:span></text:p>
            <text:p><text:span text:style-name="T1"/></text:p>
            <text:p><text:span text:style-name="T1">Software Development</text:span></text:p>
          </draw:text-box>
        </draw:frame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F</text:span></text:p>
            <text:p><text:span text:style-name="T1"/></text:p>
            <text:p><text:span text:style-name="T1">Quality Assurance</text:span></text:p>
          </draw:text-box>
        </draw:frame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G</text:span></text:p>
            <text:p><text:span text:style-name="T1"/></text:p>
            <text:p><text:span text:style-name="T1">Process Improvem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1DT22H40M11S</meta:editing-duration>
    <meta:editing-cycles>270</meta:editing-cycles>
    <meta:generator>LibreOffice/7.0.4.2$Linux_X86_64 LibreOffice_project/1c5f81ee28659974774060c3fe084e73b3bd074b</meta:generator>
    <meta:initial-creator>Dirk Riehle</meta:initial-creator>
    <dc:date>2021-03-06T15:48:38.080102946</dc:date>
    <dc:creator>Dirk Riehle</dc:creator>
    <meta:document-statistic meta:object-count="170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